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3.43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1.986cm" svg:x="2.778cm" svg:y="7.096cm">
          <text:p text:style-name="P1">GRP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1.986cm" svg:x="2.778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842cm" svg:height="1.025cm" svg:x="2.651cm" svg:y="0.492cm">
          <draw:text-box>
            <text:p>GRP Header</text:p>
          </draw:text-box>
        </draw:frame>
        <draw:custom-shape draw:style-name="gr4" draw:text-style-name="P1" draw:layer="layout" svg:width="8.001cm" svg:height="1.456cm" svg:x="2.778cm" svg:y="1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456cm" svg:x="2.778cm" svg:y="1.449cm">
          <text:p text:style-name="P1"><text:span text:style-name="T1">Number of </text:span></text:p>
          <text:p text:style-name="P1"><text:span text:style-name="T1">Frames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667cm" svg:height="1.456cm" svg:x="5.445cm" svg:y="1.449cm">
          <text:p text:style-name="P1"><text:span text:style-name="T1">Max Frame</text:span></text:p>
          <text:p text:style-name="P1"><text:span text:style-name="T1">Width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667cm" svg:height="1.456cm" svg:x="8.112cm" svg:y="1.449cm">
          <text:p text:style-name="P1"><text:span text:style-name="T1">Max Frame</text:span></text:p>
          <text:p text:style-name="P1"><text:span text:style-name="T1">Height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3.032cm" svg:y="7.09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.905cm" svg:y1="2.905cm" svg:x2="2.905cm" svg:y2="6.969cm">
          <text:p/>
        </draw:line>
        <draw:custom-shape draw:style-name="gr4" draw:text-style-name="P1" draw:layer="layout" svg:width="10.287cm" svg:height="1.456cm" svg:x="3.159cm" svg:y="4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6.454cm" svg:height="0.962cm" svg:x="3.032cm" svg:y="3.54cm">
          <draw:text-box>
            <text:p>GRP Frame Headers</text:p>
          </draw:text-box>
        </draw:frame>
        <draw:custom-shape draw:style-name="gr5" draw:text-style-name="P2" draw:layer="layout" svg:width="1.905cm" svg:height="1.456cm" svg:x="3.159cm" svg:y="4.57cm">
          <text:p text:style-name="P1"><text:span text:style-name="T1">xPosition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905cm" svg:height="1.456cm" svg:x="5.064cm" svg:y="4.57cm">
          <text:p text:style-name="P1"><text:span text:style-name="T1">yPosition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159cm" svg:height="1.456cm" svg:x="6.969cm" svg:y="4.57cm">
          <text:p text:style-name="P1"><text:span text:style-name="T1">Image</text:span></text:p>
          <text:p text:style-name="P1"><text:span text:style-name="T1">Width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159cm" svg:height="1.456cm" svg:x="9.128cm" svg:y="4.57cm">
          <text:p text:style-name="P1"><text:span text:style-name="T1">Image</text:span></text:p>
          <text:p text:style-name="P1"><text:span text:style-name="T1">Height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159cm" svg:height="1.456cm" svg:x="11.287cm" svg:y="4.57cm">
          <text:p text:style-name="P1"><text:span text:style-name="T1">Data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3.667cm" svg:y="7.096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4.302cm" svg:y="7.096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4.937cm" svg:y="7.096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5.572cm" svg:y="7.096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6.207cm" svg:y="7.096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032cm" svg:height="1.986cm" svg:x="6.842cm" svg:y="7.096cm">
          <text:p text:style-name="P1"><text:span text:style-name="T1">Data f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8.874cm" svg:y="7.096cm">
          <text:p text:style-name="P1"><text:span text:style-name="T2">Data f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0.906cm" svg:y="7.096cm">
          <text:p text:style-name="P1"><text:span text:style-name="T2">Data f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2.938cm" svg:y="7.096cm">
          <text:p text:style-name="P1"><text:span text:style-name="T2">Data fo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4.97cm" svg:y="7.096cm">
          <text:p text:style-name="P1"><text:span text:style-name="T2">Data for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7.002cm" svg:y="7.096cm">
          <text:p text:style-name="P1"><text:span text:style-name="T2">Data for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2.778cm" svg:y1="6.969cm" svg:x2="6.842cm" svg:y2="6.969cm">
          <text:p text:style-name="P1"><text:span text:style-name="T3">Data offset of Frame 1</text:span></text:p>
        </draw:line>
        <draw:line draw:style-name="gr15" draw:text-style-name="P3" draw:layer="layout" svg:x1="2.778cm" svg:y1="6.588cm" svg:x2="8.874cm" svg:y2="6.588cm">
          <text:p text:style-name="P1"><text:span text:style-name="T3">Data offset of Frame 2</text:span></text:p>
        </draw:line>
        <draw:line draw:style-name="gr9" draw:text-style-name="P1" draw:layer="layout" svg:x1="3.159cm" svg:y1="5.826cm" svg:x2="3.286cm" svg:y2="6.969cm">
          <text:p/>
        </draw:line>
        <draw:custom-shape draw:style-name="gr4" draw:text-style-name="P1" draw:layer="layout" svg:width="11.811cm" svg:height="1.456cm" svg:x="7.223cm" svg:y="10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.397cm" svg:height="1.456cm" svg:x="7.223cm" svg:y="10.466cm">
          <text:p text:style-name="P4"><text:span text:style-name="T4">1</text:span></text:p>
          <text:p text:style-name="P4"><text:span text:style-name="T4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4.208cm" svg:y="10.4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5.732cm" svg:y="10.466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4.97cm" svg:y="10.4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6.494cm" svg:y="10.466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7.256cm" svg:y="10.466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8.018cm" svg:y="10.466cm">
          <text:p text:style-name="P1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7.223cm" svg:y1="10.398cm" svg:x2="7.223cm" svg:y2="9.128cm">
          <text:p/>
        </draw:line>
        <draw:frame draw:style-name="gr10" draw:layer="layout" svg:width="5.231cm" svg:height="0.962cm" svg:x="7.199cm" svg:y="9.382cm">
          <draw:text-box>
            <text:p>GRPFrame Data</text:p>
          </draw:text-box>
        </draw:frame>
        <draw:frame draw:style-name="gr18" draw:text-style-name="P5" draw:layer="layout" svg:width="4.32cm" svg:height="0.666cm" svg:x="7.096cm" svg:y="13.573cm">
          <draw:text-box>
            <text:p text:style-name="P5"><text:span text:style-name="T5">ImageRowData Offsets</text:span></text:p>
          </draw:text-box>
        </draw:frame>
        <draw:line draw:style-name="gr9" draw:text-style-name="P1" draw:layer="layout" svg:x1="7.477cm" svg:y1="13.7cm" svg:x2="7.477cm" svg:y2="12.049cm">
          <text:p/>
        </draw:line>
        <draw:frame draw:style-name="gr10" draw:text-style-name="P5" draw:layer="layout" svg:width="3.69cm" svg:height="0.666cm" svg:x="9.248cm" svg:y="12.399cm">
          <draw:text-box>
            <text:p><text:span text:style-name="T5">ImageData for Row</text:span></text:p>
          </draw:text-box>
        </draw:frame>
        <draw:line draw:style-name="gr9" draw:text-style-name="P1" draw:layer="layout" svg:x1="9.509cm" svg:y1="12.557cm" svg:x2="9.509cm" svg:y2="11.922cm">
          <text:p/>
        </draw:line>
        <draw:custom-shape draw:style-name="gr16" draw:text-style-name="P4" draw:layer="layout" svg:width="1.397cm" svg:height="1.456cm" svg:x="8.62cm" svg:y="10.466cm">
          <text:p text:style-name="P4"><text:span text:style-name="T4">1</text:span></text:p>
          <text:p text:style-name="P4"><text:span text:style-name="T4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.397cm" svg:height="1.456cm" svg:x="10.017cm" svg:y="10.466cm">
          <text:p text:style-name="P4"><text:span text:style-name="T4">1</text:span></text:p>
          <text:p text:style-name="P4"><text:span text:style-name="T4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.397cm" svg:height="1.456cm" svg:x="11.414cm" svg:y="10.466cm">
          <text:p text:style-name="P4"><text:span text:style-name="T4">1</text:span></text:p>
          <text:p text:style-name="P4"><text:span text:style-name="T4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16:40:53</meta:creation-date>
    <dc:date>2013-07-20T23:17:45</dc:date>
    <meta:editing-duration>PT5H26M10S</meta:editing-duration>
    <meta:editing-cycles>11</meta:editing-cycles>
    <meta:generator>LibreOffice/4.0.3.3$MacOSX_x86 LibreOffice_project/0eaa50a932c8f2199a615e1eb30f7ac74279539</meta:generator>
    <meta:document-statistic meta:object-count="47"/>
  </office:meta>
</office:document-meta>
</file>